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justify" style:justify-single-word="false"/>
      <style:text-properties officeooo:rsid="00011bb8" officeooo:paragraph-rsid="00011bb8"/>
    </style:style>
    <style:style style:name="P2" style:family="paragraph" style:parent-style-name="Standard">
      <style:paragraph-properties fo:text-align="justify" style:justify-single-word="false"/>
      <style:text-properties officeooo:rsid="00016ea0" officeooo:paragraph-rsid="00016ea0"/>
    </style:style>
    <style:style style:name="P3" style:family="paragraph" style:parent-style-name="Standard">
      <style:paragraph-properties fo:text-align="justify" style:justify-single-word="false"/>
      <style:text-properties officeooo:paragraph-rsid="00016ea0"/>
    </style:style>
    <style:style style:name="P4" style:family="paragraph" style:parent-style-name="Standard">
      <style:paragraph-properties fo:text-align="justify" style:justify-single-word="false"/>
      <style:text-properties officeooo:rsid="00034e7f" officeooo:paragraph-rsid="00034e7f"/>
    </style:style>
    <style:style style:name="P5" style:family="paragraph" style:parent-style-name="Standard">
      <style:paragraph-properties fo:text-align="justify" style:justify-single-word="false"/>
      <style:text-properties officeooo:rsid="00037e3d" officeooo:paragraph-rsid="00037e3d"/>
    </style:style>
    <style:style style:name="P6" style:family="paragraph" style:parent-style-name="Standard">
      <style:paragraph-properties fo:text-align="justify" style:justify-single-word="false"/>
      <style:text-properties officeooo:rsid="0004aca4" officeooo:paragraph-rsid="0004aca4"/>
    </style:style>
    <style:style style:name="P7" style:family="paragraph" style:parent-style-name="Standard">
      <style:paragraph-properties fo:text-align="justify" style:justify-single-word="false"/>
      <style:text-properties officeooo:rsid="0005d41c" officeooo:paragraph-rsid="0005d41c"/>
    </style:style>
    <style:style style:name="P8" style:family="paragraph" style:parent-style-name="Standard">
      <style:paragraph-properties fo:text-align="justify" style:justify-single-word="false"/>
      <style:text-properties officeooo:rsid="0007ba5c" officeooo:paragraph-rsid="0007ba5c"/>
    </style:style>
    <style:style style:name="T1" style:family="text">
      <style:text-properties officeooo:rsid="00016ea0"/>
    </style:style>
    <style:style style:name="T2" style:family="text">
      <style:text-properties officeooo:rsid="0004aca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AS 7 MARAVILLAS DE SASS</text:p>
      <text:p text:style-name="P1"/>
      <text:p text:style-name="P1">¿Hay algo más tedioso en esta vida que maquetar un formulario? Seguramente sí, pero lo que es seguro es que está en el podium. Tenemos un montón de inputs, labels y botones, todos con el mismo estilo pero ligeramente distintos… en resumen, repetimos un montón de código CSS solo para poder cambiar una pequeña característica de un campo específico. </text:p>
      <text:p text:style-name="P1"/>
      <text:p text:style-name="P1">Pero esto se acabó, déjalo atrás, para eso tenemos SASS, o como ellos mismos se definen, CSS con superpoderes.</text:p>
      <text:p text:style-name="P1"/>
      <text:p text:style-name="P1">Aunque yo acabo de iniciarme en la maquetación y hay muchos tutoriales avanzados de SASS que os pueden ayudar en cuestiones más complejas, hoy quiero presentaros las principales características que nos ofrecen y cómo podemos beneficiarnos de ellas creando un sencillo formulario paso a paso. ¡Manos a la obra!</text:p>
      <text:p text:style-name="P1"/>
      <text:p text:style-name="P1">APLICANDO SASS PASO A PASO</text:p>
      <text:p text:style-name="P1"/>
      <text:p text:style-name="P1">Una vez creado el esqueleto HTML de nuestro pequeño proyecto, comenzamos a identificar aquellos elementos generales que vamos a utilizar muchas veces a lo largo de nuestro código y que podríamos reutilizar en varias ocasiones, las variables.</text:p>
      <text:p text:style-name="P1"/>
      <text:p text:style-name="P1">VARIABLES</text:p>
      <text:p text:style-name="P1"/>
      <text:p text:style-name="P1">En nuestro caso, hemos definido variables para los colores, las fuentes y los tamaños del texto, <text:span text:style-name="T1">pero las posibilidades son inifinitas, puedes usar variables y reutilizarlas tantas veces como quieras y usarlas en el resto de tu código. En SASS, las variables se definen con el símbolo ‘$’ seguidas del nombre de tu variable y el valor que quieras darle.</text:span></text:p>
      <text:p text:style-name="P1"/>
      <text:p text:style-name="P2">Aquí están las de nuestro formulario:</text:p>
      <text:p text:style-name="P2"/>
      <text:p text:style-name="P2">FUNCIONES</text:p>
      <text:p text:style-name="P2"/>
      <text:p text:style-name="P2">Puede que en la imagen superior hayas visto alguna cosa un poco rara, ¿qué es eso de ‘lighten’ y ‘darker’?</text:p>
      <text:p text:style-name="P2"/>
      <text:p text:style-name="P2">Pues eso, amigos míos, es una función predefinida de SASS que nos permite a partir de un color primario que hayamos elegido, ayudarnos a crear la gama cromática que deseemos. </text:p>
      <text:p text:style-name="P2"/>
      <text:p text:style-name="P2">En este caso he decidido usar solo dos, pero hay muchas más, y si no encuentras lo que buscas, puedes crear tus propias funciones, ¿no es genial?</text:p>
      <text:p text:style-name="P2"/>
      <text:p text:style-name="P3"><text:span text:style-name="T1">Puedes conseguir más información sobre funciones en la documentación oficial de SASS (</text:span><text:a xlink:type="simple" xlink:href="http://thesassway.com/advanced/pure-sass-functions" text:style-name="Internet_20_link" text:visited-style-name="Visited_20_Internet_20_Link">http://thesassway.com/advanced/pure-sass-functions</text:a><text:span text:style-name="T1">).</text:span></text:p>
      <text:p text:style-name="P3"/>
      <text:p text:style-name="P2">MIXINS</text:p>
      <text:p text:style-name="P2"/>
      <text:p text:style-name="P2">De acuerdo, SASS mola mucho, pero ¿cuánto código hemos reutilizado? Es verdad, aún no hemos ahorrado mucho tiempo, pero ya hemos llegado a los Mixins.</text:p>
      <text:p text:style-name="P2"/>
      <text:p text:style-name="P2">Un mixin es un conjunto de estilos CSS al que le ponemos un nombre propio, el que nosotros queramos, y que podremos reutilizar en cualquier otro punto de nuestro código.</text:p>
      <text:p text:style-name="P2"/>
      <text:p text:style-name="P2"><text:soft-page-break/>En nuestro caso, hemos creado dos Mixins –que podéis ver en el recuadro inferior--, y que hemos reutilizado en varios puntos de la maquetación de nuestro formulario.</text:p>
      <text:p text:style-name="P2"/>
      <text:p text:style-name="P2">¿Cómo creamos un Mixin? Facilísimo. Usamos la expresión ‘@mixin + nombre-de-nuestro-mixin’ y agregamos los estilos; después, localizamos el punto donde queremos reutilizarlo y escribimos: ‘@include + nombre-de-nuestro-mixin’.</text:p>
      <text:p text:style-name="P2"/>
      <text:p text:style-name="P4">EXTENDS</text:p>
      <text:p text:style-name="P4"/>
      <text:p text:style-name="P4">Los Mixins son una opción genial si queremos reutilizar un conjunto de estilos varias veces pero, ¿y si sólo quiero hacerlo una o dos veces? ¿Tengo que crear un mixin sólo para eso?</text:p>
      <text:p text:style-name="P4"/>
      <text:p text:style-name="P4">Pues no, SASS ha pensado en todo. Para eso tenemos @extend. </text:p>
      <text:p text:style-name="P4"/>
      <text:p text:style-name="P4">Imagínate que tenemos dos elementos muy parecidos, con el mismo tamaño y posición pero sólo uno de ellos necesita, digamos, un padding --¿en serio? Si eso no pasa nunca…</text:p>
      <text:p text:style-name="P4"/>
      <text:p text:style-name="P4">Pues en ese caso crearemos el primer estilo y en el segundo caso sólo añadiremos @extend + nombre-de-la-primera-clase y el estilo específico del segundo como podéis ver en el ejemplo inferior:</text:p>
      <text:p text:style-name="P4"/>
      <text:p text:style-name="P4"/>
      <text:p text:style-name="P4">BUCLES</text:p>
      <text:p text:style-name="P4"/>
      <text:p text:style-name="P5">De acuerdo, imaginemos que tenemos que encadenar los @extends en varios elementos seguidos con pequeñas variables, en el caso de nuestro form, en las 16 opciones del listado de géneros cinematográficos. ¿Cómo podemos solucionarlo? En este caso, un bucle nos viene genial:</text:p>
      <text:p text:style-name="P5"/>
      <text:p text:style-name="P5"/>
      <text:p text:style-name="P5"/>
      <text:p text:style-name="P5"/>
      <text:p text:style-name="P5"/>
      <text:p text:style-name="P5"/>
      <text:p text:style-name="P5"/>
      <text:p text:style-name="P5"/>
      <text:p text:style-name="P5"/>
      <text:p text:style-name="P5">La nomenclatura que habéis visto puede parecer algo compleja, pero no lo es tanto. Primero, crearemos los estilos que introduciremos en el bucle, tal y como hacíamos con el mixin, pero con una nomenclatura distinta: ‘%nombre-estilos’.</text:p>
      <text:p text:style-name="P5"/>
      <text:p text:style-name="P5">Después, crearemos un bucle con una variable numérica y lo recorreremos del 1 al que necesitemos usando el nombre de la clase y, después incluyendo los estilos y, voilà! ¡Ya lo tenemos!</text:p>
      <text:p text:style-name="P5"/>
      <text:p text:style-name="P5">COMPONENTES</text:p>
      <text:p text:style-name="P5"/>
      <text:p text:style-name="P5">Ahora que hemos reutilizado gran cantidad de nuestro código porque somos súper eficientes, vamos a aprender a organizarlo mejor <text:span text:style-name="T2">y para ello vamos a crear componentes.</text:span></text:p>
      <text:p text:style-name="P5"/>
      <text:p text:style-name="P6">Los componentes son básicamente elementos del código con un CSS unitario que podemos necesitar en varios sitios de nuestra web, como los botones.</text:p>
      <text:p text:style-name="P6"/>
      <text:p text:style-name="P6"><text:soft-page-break/>En nuestro formulario, sólo tenemos tres botones pero, ¿cuántos tenemos en una web? ¿Y si decidimos cambiar el estilo de todos los botones, los buscamos uno por uno?</text:p>
      <text:p text:style-name="P6"/>
      <text:p text:style-name="P6">Sería mucho más cómodo crear un componente y tenerlo siempre disponible para que se cambie automáticamente donde le corresponda. Este concepto es extensible a muchos elementos, como fichas de productos, galerías fotográficas, etc.</text:p>
      <text:p text:style-name="P6"/>
      <text:p text:style-name="P6">Así, en el esquema de carpetas de nuestro SCSS hemos creado una sección para componentes:</text:p>
      <text:p text:style-name="P6"/>
      <text:p text:style-name="P6"/>
      <text:p text:style-name="P6">ANIDACIÓN</text:p>
      <text:p text:style-name="P6"/>
      <text:p text:style-name="P6">Y por último pero no menos importante, ¿cómo organizamos todo aquello que hemos creado? ¿cómo puedo dar estilos al subtítulo de esta sección, y sólo al de esta sección, sin cambiar los estilos del resto de subtítulos ni crear otra clase extra que no identificaremos más adelante?</text:p>
      <text:p text:style-name="P6"/>
      <text:p text:style-name="P6">Lo haremos anidando nuestro código, y tenemos dos posibilidades:</text:p>
      <text:p text:style-name="P6"/>
      <text:p text:style-name="P6">La primera sería introducir una clase dentro de la otra, es decir, los estilos del elemento hijo dentro de la caja madre con su nombre completo, de la siguiente manera:</text:p>
      <text:p text:style-name="P6"/>
      <text:p text:style-name="P6">La segunda, sería, en caso de tener una nomenclatura común (para esto os recomiendo echar un ojo a BEM) utilizar el símbolo ‘&amp;’:</text:p>
      <text:p text:style-name="P6"/>
      <text:p text:style-name="P6">A priori podría parecer que no existe ninguna diferencia, pero el CSS resultante sería ligeramente diferente:</text:p>
      <text:p text:style-name="P6"/>
      <text:p text:style-name="P6"/>
      <text:p text:style-name="P6"/>
      <text:p text:style-name="P6">Así, podemos ver que en el primer caso CSS crea clases independientes con la misma especificidad mientras que, en el segundo caso, crea una clase más específica. Ninguna de las opciones es mejor que la otra, simplemente hay que saber usar la que más nos convenga en cada uno de los casos.</text:p>
      <text:p text:style-name="P6"/>
      <text:p text:style-name="P6">Para finalizar, y como sé que todo esto suena un tanto abstracto, podéis bajar el ejemplo que he utilizado de mi perfil de Github de mi repositorio: </text:p>
      <text:p text:style-name="P6"/>
      <text:p text:style-name="P6">Podríais crear una rama, eliminar los estilos y crear los vuestros desde cero, ¿no os parece divertido?</text:p>
      <text:p text:style-name="P6"/>
      <text:p text:style-name="P8">Otras cuestiones: como he comentado al principio del post, mi carrera como desarrolladora front-end está despegando, muchos de los ejemplos utilizados se han hecho con intención didáctica y podrían resolverse usando técnicas más sencillas; sin embargo, si alguien tiene sugerencias que darme para seguir mejorando, ¡soy toda oídos!</text:p>
      <text:p text:style-name="P6"/>
      <text:p text:style-name="P7"/>
      <text:p text:style-name="P4"/>
      <text:p text:style-name="P2"/>
      <text:p text:style-name="P3"/>
      <text:p text:style-name="P3"/>
      <text:p text:style-name="P1"/>
      <text:p text:style-name="P1"/>
      <text:p text:style-name="P1"/>
      <text:p text:style-name="P1"><text:soft-page-break/></text:p>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12T12:41:51.199009877</meta:creation-date>
    <dc:date>2019-04-12T13:49:07.861223552</dc:date>
    <meta:editing-duration>PT19M40S</meta:editing-duration>
    <meta:editing-cycles>4</meta:editing-cycles>
    <meta:generator>LibreOffice/6.0.7.3$Linux_X86_64 LibreOffice_project/00m0$Build-3</meta:generator>
    <meta:document-statistic meta:table-count="0" meta:image-count="0" meta:object-count="0" meta:page-count="4" meta:paragraph-count="44" meta:word-count="1056" meta:character-count="6485" meta:non-whitespace-character-count="5471"/>
  </office:meta>
</office:document-meta>
</file>